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ack" svg:font-family="Hack, Consolas, 'Courier New', monospace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c1c1c" draw:opacity="100%"/>
      <style:paragraph-properties style:line-height-at-least="0.476cm" fo:background-color="#1c1c1c"/>
      <style:text-properties fo:color="#d4d4d4" loext:opacity="100%" style:font-name="Hack" fo:font-size="9.75pt" fo:font-weight="normal" fo:background-color="#1e1e1e"/>
    </style:style>
    <style:style style:name="P2" style:family="paragraph" style:parent-style-name="Standard">
      <loext:graphic-properties draw:fill="solid" draw:fill-color="#1c1c1c" draw:opacity="100%"/>
      <style:paragraph-properties style:line-height-at-least="0.476cm" fo:background-color="#1c1c1c"/>
      <style:text-properties fo:color="#d4d4d4" loext:opacity="100%" fo:background-color="#1e1e1e"/>
    </style:style>
    <style:style style:name="P3" style:family="paragraph" style:parent-style-name="Standard">
      <loext:graphic-properties draw:fill="solid" draw:fill-color="#1c1c1c" draw:opacity="100%"/>
      <style:paragraph-properties style:line-height-at-least="0.476cm" fo:background-color="#1c1c1c"/>
      <style:text-properties fo:color="#6a9955" loext:opacity="100%" style:font-name="Hack" fo:font-size="9.75pt" fo:font-weight="normal" fo:background-color="#1e1e1e"/>
    </style:style>
    <style:style style:name="P4" style:family="paragraph" style:parent-style-name="Standard">
      <loext:graphic-properties draw:fill="solid" draw:fill-color="#1c1c1c" draw:opacity="100%"/>
      <style:paragraph-properties style:line-height-at-least="0.476cm" fo:background-color="#1c1c1c"/>
    </style:style>
    <style:style style:name="P5" style:family="paragraph" style:parent-style-name="Standard">
      <loext:graphic-properties draw:fill="solid" draw:fill-color="#1c1c1c" draw:opacity="100%"/>
      <style:paragraph-properties fo:margin-top="0cm" fo:margin-bottom="0.499cm" style:contextual-spacing="false" style:line-height-at-least="0.476cm" fo:background-color="#1c1c1c"/>
      <style:text-properties fo:color="#d4d4d4" loext:opacity="100%" style:font-name="Hack" fo:font-size="9.75pt" fo:font-weight="normal" fo:background-color="#1e1e1e"/>
    </style:style>
    <style:style style:name="P6" style:family="paragraph" style:parent-style-name="Standard">
      <loext:graphic-properties draw:fill="solid" draw:fill-color="#1c1c1c" draw:opacity="100%"/>
      <style:paragraph-properties fo:margin-top="0cm" fo:margin-bottom="0.499cm" style:contextual-spacing="false" style:line-height-at-least="0.476cm" fo:background-color="#1c1c1c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Hack" fo:font-size="9.75pt" fo:font-weight="normal"/>
    </style:style>
    <style:style style:name="T3" style:family="text">
      <style:text-properties style:font-name="Hack" fo:font-size="9.75pt" fo:font-weight="normal"/>
    </style:style>
    <style:style style:name="T4" style:family="text">
      <style:text-properties fo:color="#ce9178" loext:opacity="100%" style:font-name="Hack" fo:font-size="9.75pt" fo:font-weight="normal"/>
    </style:style>
    <style:style style:name="T5" style:family="text">
      <style:text-properties fo:color="#b5cea8" loext:opacity="100%" style:font-name="Hack" fo:font-size="9.7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 <text:span text:style-name="T1">DATABASE</text:span> restaurant;</text:p>
      <text:p text:style-name="P1"><text:span text:style-name="T1">USE</text:span> restaurant;</text:p>
      <text:p text:style-name="P3">-- DROP DATABASE restaurant;</text:p>
      <text:p text:style-name="P4"/>
      <text:p text:style-name="P3">-- #######################################################</text:p>
      <text:p text:style-name="P3">-- #########--      Tables</text:p>
      <text:p text:style-name="P3">-- #####################################################</text:p>
      <text:p text:style-name="P4"/>
      <text:p text:style-name="P1"><text:span text:style-name="T1">CREATE</text:span> <text:span text:style-name="T1">TABLE</text:span> Dishes(</text:p>
      <text:p text:style-name="P2">    <text:span text:style-name="T3">id </text:span><text:span text:style-name="T2">INT</text:span><text:span text:style-name="T3"> UNSIGNED auto_increment </text:span><text:span text:style-name="T2">PRIMARY</text:span><text:span text:style-name="T3"> </text:span><text:span text:style-name="T2">KEY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<text:span text:style-name="T4">`name`</text:span><text:span text:style-name="T3">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date_creation </text:span><text:span text:style-name="T2">DATE</text:span><text:span text:style-name="T3">,</text:span></text:p>
      <text:p text:style-name="P2">    <text:span text:style-name="T3">id_type </text:span><text:span text:style-name="T2">INT</text:span><text:span text:style-name="T3"> </text:span></text:p>
      <text:p text:style-name="P1">)ENGINE=InnoDB;</text:p>
      <text:p text:style-name="P4"/>
      <text:p text:style-name="P1"><text:span text:style-name="T1">CREATE</text:span> <text:span text:style-name="T1">TABLE</text:span> Menus(</text:p>
      <text:p text:style-name="P2">    <text:span text:style-name="T3">id </text:span><text:span text:style-name="T2">INT</text:span><text:span text:style-name="T3"> UNSIGNED auto_increment </text:span><text:span text:style-name="T2">PRIMARY</text:span><text:span text:style-name="T3"> </text:span><text:span text:style-name="T2">KEY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4">`name`</text:span><text:span text:style-name="T3">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date_creation </text:span><text:span text:style-name="T2">DATE</text:span></text:p>
      <text:p text:style-name="P1">)ENGINE=InnoDB;</text:p>
      <text:p text:style-name="P4"/>
      <text:p text:style-name="P1"><text:span text:style-name="T1">CREATE</text:span> <text:span text:style-name="T1">TABLE</text:span> Administrateurs(</text:p>
      <text:p text:style-name="P2">    <text:span text:style-name="T3">id </text:span><text:span text:style-name="T2">INT</text:span><text:span text:style-name="T3"> UNSIGNED auto_increment </text:span><text:span text:style-name="T2">PRIMARY</text:span><text:span text:style-name="T3"> </text:span><text:span text:style-name="T2">KEY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4">`name`</text:span><text:span text:style-name="T3">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surname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email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4">`password`</text:span><text:span text:style-name="T3">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date_creation </text:span><text:span text:style-name="T2">DATE</text:span></text:p>
      <text:p text:style-name="P1">)ENGINE=InnoDB;</text:p>
      <text:p text:style-name="P4"/>
      <text:p text:style-name="P1"><text:span text:style-name="T1">CREATE</text:span> <text:span text:style-name="T1">TABLE</text:span> Reservations(</text:p>
      <text:p text:style-name="P2">    <text:span text:style-name="T3">id </text:span><text:span text:style-name="T2">INT</text:span><text:span text:style-name="T3"> UNSIGNED auto_increment </text:span><text:span text:style-name="T2">PRIMARY</text:span><text:span text:style-name="T3"> </text:span><text:span text:style-name="T2">KEY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4">`name`</text:span><text:span text:style-name="T3"> </text:span><text:span text:style-name="T2">VARCHAR</text:span><text:span text:style-name="T3">(</text:span><text:span text:style-name="T5">50</text:span><text:span text:style-name="T3">)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4">`surname`</text:span><text:span text:style-name="T3"> </text:span><text:span text:style-name="T2">VARCHAR</text:span><text:span text:style-name="T3">(</text:span><text:span text:style-name="T5">50</text:span><text:span text:style-name="T3">)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email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phone </text:span><text:span text:style-name="T2">VARCHAR</text:span><text:span text:style-name="T3">(</text:span><text:span text:style-name="T5">50</text:span><text:span text:style-name="T3">)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size </text:span><text:span text:style-name="T2">TINYINT</text:span><text:span text:style-name="T3">,</text:span></text:p>
      <text:p text:style-name="P2">    <text:span text:style-name="T3">date_reservation </text:span><text:span text:style-name="T2">DATE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date_creation </text:span><text:span text:style-name="T2">DATE</text:span><text:span text:style-name="T3"> </text:span><text:span text:style-name="T2">NOT</text:span><text:span text:style-name="T3"> </text:span><text:span text:style-name="T2">NULL</text:span></text:p>
      <text:p text:style-name="P1">)ENGINE=InnoDB;</text:p>
      <text:p text:style-name="P4"/>
      <text:p text:style-name="P1"><text:span text:style-name="T1">CREATE</text:span> <text:span text:style-name="T1">TABLE</text:span> Types(</text:p>
      <text:p text:style-name="P2">    <text:span text:style-name="T3">id </text:span><text:span text:style-name="T2">INT</text:span><text:span text:style-name="T3"> </text:span><text:span text:style-name="T2">NOT</text:span><text:span text:style-name="T3"> </text:span><text:span text:style-name="T2">NULL</text:span><text:span text:style-name="T3"> auto_increment </text:span><text:span text:style-name="T2">PRIMARY</text:span><text:span text:style-name="T3"> </text:span><text:span text:style-name="T2">KEY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4">`name`</text:span><text:span text:style-name="T3"> </text:span><text:span text:style-name="T2">VARCHAR</text:span><text:span text:style-name="T3">(</text:span><text:span text:style-name="T5">50</text:span><text:span text:style-name="T3">)</text:span></text:p>
      <text:p text:style-name="P1">)ENGINE=InnoDB;</text:p>
      <text:p text:style-name="P4"/>
      <text:p text:style-name="P1"><text:span text:style-name="T1">CREATE</text:span> <text:span text:style-name="T1">TABLE</text:span> Drinks(</text:p>
      <text:p text:style-name="P2">    <text:span text:style-name="T3">id </text:span><text:span text:style-name="T2">INT</text:span><text:span text:style-name="T3"> UNSIGNED auto_increment </text:span><text:span text:style-name="T2">PRIMARY</text:span><text:span text:style-name="T3"> </text:span><text:span text:style-name="T2">KEY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4">`name`</text:span><text:span text:style-name="T3"> </text:span><text:span text:style-name="T2">VARCHAR</text:span><text:span text:style-name="T3">(</text:span><text:span text:style-name="T5">50</text:span><text:span text:style-name="T3">)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price </text:span><text:span text:style-name="T2">VARCHAR</text:span><text:span text:style-name="T3">(</text:span><text:span text:style-name="T5">50</text:span><text:span text:style-name="T3">)</text:span></text:p>
      <text:p text:style-name="P1">)ENGINE=InnoDB;</text:p>
      <text:p text:style-name="P4"/>
      <text:p text:style-name="P4"/>
      <text:p text:style-name="P4"><text:soft-page-break/></text:p>
      <text:p text:style-name="P1"><text:span text:style-name="T1">CREATE</text:span> <text:span text:style-name="T1">TABLE</text:span> Tables(</text:p>
      <text:p text:style-name="P2">    <text:span text:style-name="T3">id </text:span><text:span text:style-name="T2">INT</text:span><text:span text:style-name="T3"> UNSIGNED auto_increment </text:span><text:span text:style-name="T2">PRIMARY</text:span><text:span text:style-name="T3"> </text:span><text:span text:style-name="T2">KEY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4">`name`</text:span><text:span text:style-name="T3">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size </text:span><text:span text:style-name="T2">TINYINT</text:span></text:p>
      <text:p text:style-name="P1">)ENGINE=InnoDB;</text:p>
      <text:p text:style-name="P4"/>
      <text:p text:style-name="P1"><text:span text:style-name="T1">CREATE</text:span> <text:span text:style-name="T1">TABLE</text:span> Messages(</text:p>
      <text:p text:style-name="P2">    <text:span text:style-name="T3">id </text:span><text:span text:style-name="T2">INT</text:span><text:span text:style-name="T3"> UNSIGNED auto_increment </text:span><text:span text:style-name="T2">PRIMARY</text:span><text:span text:style-name="T3"> </text:span><text:span text:style-name="T2">KEY</text:span><text:span text:style-name="T3">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sender_name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sender_surname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sender_email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sender_phone </text:span><text:span text:style-name="T2">VARCHAR</text:span><text:span text:style-name="T3">(</text:span><text:span text:style-name="T5">50</text:span><text:span text:style-name="T3">),</text:span></text:p>
      <text:p text:style-name="P2">    <text:span text:style-name="T3">content </text:span><text:span text:style-name="T2">TEXT</text:span><text:span text:style-name="T3">,</text:span></text:p>
      <text:p text:style-name="P2">    <text:span text:style-name="T4">`state`</text:span><text:span text:style-name="T3"> </text:span><text:span text:style-name="T2">TINYINT</text:span><text:span text:style-name="T3"> </text:span><text:span text:style-name="T2">NOT</text:span><text:span text:style-name="T3"> </text:span><text:span text:style-name="T2">NULL</text:span></text:p>
      <text:p text:style-name="P1">)ENGINE=InnoDB;</text:p>
      <text:p text:style-name="P6"/>
      <text:p text:style-name="P3">-- #######################################################</text:p>
      <text:p text:style-name="P3">-- #########--      Tables d'associations</text:p>
      <text:p text:style-name="P3">-- #####################################################</text:p>
      <text:p text:style-name="P4"/>
      <text:p text:style-name="P1"><text:span text:style-name="T1">CREATE</text:span> <text:span text:style-name="T1">TABLE</text:span> Contenir(</text:p>
      <text:p text:style-name="P2">    <text:span text:style-name="T3">id_menu </text:span><text:span text:style-name="T2">INT</text:span><text:span text:style-name="T3"> UNSIGNED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id_dish </text:span><text:span text:style-name="T2">INT</text:span><text:span text:style-name="T3"> UNSIGNED </text:span><text:span text:style-name="T2">NOT</text:span><text:span text:style-name="T3"> </text:span><text:span text:style-name="T2">NULL</text:span></text:p>
      <text:p text:style-name="P1">)ENGINE=InnoDB;</text:p>
      <text:p text:style-name="P4"/>
      <text:p text:style-name="P1"><text:span text:style-name="T1">CREATE</text:span> <text:span text:style-name="T1">TABLE</text:span> Creer(</text:p>
      <text:p text:style-name="P2">    <text:span text:style-name="T3">id_menu </text:span><text:span text:style-name="T2">INT</text:span><text:span text:style-name="T3"> UNSIGNED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id_admin </text:span><text:span text:style-name="T2">INT</text:span><text:span text:style-name="T3"> UNSIGNED </text:span><text:span text:style-name="T2">NOT</text:span><text:span text:style-name="T3"> </text:span><text:span text:style-name="T2">NULL</text:span></text:p>
      <text:p text:style-name="P1">)ENGINE=InnoDB;</text:p>
      <text:p text:style-name="P4"/>
      <text:p text:style-name="P1"><text:span text:style-name="T1">CREATE</text:span> <text:span text:style-name="T1">TABLE</text:span> Gerer(</text:p>
      <text:p text:style-name="P2">    <text:span text:style-name="T3">id_table </text:span><text:span text:style-name="T2">INT</text:span><text:span text:style-name="T3"> UNSIGNED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id_admin </text:span><text:span text:style-name="T2">INT</text:span><text:span text:style-name="T3"> UNSIGNED </text:span><text:span text:style-name="T2">NOT</text:span><text:span text:style-name="T3"> </text:span><text:span text:style-name="T2">NULL</text:span></text:p>
      <text:p text:style-name="P1">)ENGINE=InnoDB;</text:p>
      <text:p text:style-name="P4"/>
      <text:p text:style-name="P1"><text:span text:style-name="T1">CREATE</text:span> <text:span text:style-name="T1">TABLE</text:span> Lier(</text:p>
      <text:p text:style-name="P2">    <text:span text:style-name="T3">id_table </text:span><text:span text:style-name="T2">INT</text:span><text:span text:style-name="T3"> UNSIGNED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id_reservation </text:span><text:span text:style-name="T2">INT</text:span><text:span text:style-name="T3"> UNSIGNED </text:span><text:span text:style-name="T2">NOT</text:span><text:span text:style-name="T3"> </text:span><text:span text:style-name="T2">NULL</text:span></text:p>
      <text:p text:style-name="P1">)ENGINE=InnoDB;</text:p>
      <text:p text:style-name="P4"/>
      <text:p text:style-name="P1"><text:span text:style-name="T1">CREATE</text:span> <text:span text:style-name="T1">TABLE</text:span> Valider(</text:p>
      <text:p text:style-name="P2">    <text:span text:style-name="T3">id_reservation </text:span><text:span text:style-name="T2">INT</text:span><text:span text:style-name="T3"> UNSIGNED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3">id_admin </text:span><text:span text:style-name="T2">INT</text:span><text:span text:style-name="T3"> UNSIGNED </text:span><text:span text:style-name="T2">NOT</text:span><text:span text:style-name="T3"> </text:span><text:span text:style-name="T2">NULL</text:span><text:span text:style-name="T3">,</text:span></text:p>
      <text:p text:style-name="P2">    <text:span text:style-name="T4">`date`</text:span><text:span text:style-name="T2">DATE</text:span></text:p>
      <text:p text:style-name="P1">)ENGINE=InnoDB;</text:p>
      <text:p text:style-name="P6"/>
      <text:p text:style-name="P3">-- #######################################################</text:p>
      <text:p text:style-name="P3">-- #########--      KEYS</text:p>
      <text:p text:style-name="P3">-- #####################################################</text:p>
      <text:p text:style-name="P6"/>
      <text:p text:style-name="P1"><text:soft-page-break/><text:span text:style-name="T1">ALTER</text:span> <text:span text:style-name="T1">TABLE</text:span> Dishes</text:p>
      <text:p text:style-name="P2">    <text:span text:style-name="T3">ADD </text:span><text:span text:style-name="T2">CONSTRAINT</text:span><text:span text:style-name="T3"> fk_dish_type </text:span><text:span text:style-name="T2">FOREIGN KEY</text:span><text:span text:style-name="T3">(id_type) </text:span><text:span text:style-name="T2">REFERENCES</text:span><text:span text:style-name="T3"> Types(id);</text:span></text:p>
      <text:p text:style-name="P4"/>
      <text:p text:style-name="P1"><text:span text:style-name="T1">ALTER</text:span> <text:span text:style-name="T1">TABLE</text:span> Contenir </text:p>
      <text:p text:style-name="P2">    <text:span text:style-name="T3">ADD </text:span><text:span text:style-name="T2">CONSTRAINT</text:span><text:span text:style-name="T3"> fk_contenir_dish </text:span><text:span text:style-name="T2">FOREIGN KEY</text:span><text:span text:style-name="T3">(id_dish) </text:span><text:span text:style-name="T2">REFERENCES</text:span><text:span text:style-name="T3"> Dishes(id),</text:span></text:p>
      <text:p text:style-name="P2">    <text:span text:style-name="T3">ADD </text:span><text:span text:style-name="T2">CONSTRAINT</text:span><text:span text:style-name="T3"> fk_contenir_menu </text:span><text:span text:style-name="T2">FOREIGN KEY</text:span><text:span text:style-name="T3">(id_menu) </text:span><text:span text:style-name="T2">REFERENCES</text:span><text:span text:style-name="T3"> Menus(id),</text:span></text:p>
      <text:p text:style-name="P2">    <text:span text:style-name="T3">ADD </text:span><text:span text:style-name="T2">CONSTRAINT</text:span><text:span text:style-name="T3"> pk_contenir </text:span><text:span text:style-name="T2">PRIMARY</text:span><text:span text:style-name="T3"> </text:span><text:span text:style-name="T2">KEY</text:span><text:span text:style-name="T3">(id_menu,id_dish);</text:span></text:p>
      <text:p text:style-name="P4"/>
      <text:p text:style-name="P1"><text:span text:style-name="T1">ALTER</text:span> <text:span text:style-name="T1">TABLE</text:span> Gerer </text:p>
      <text:p text:style-name="P2">    <text:span text:style-name="T3">ADD </text:span><text:span text:style-name="T2">CONSTRAINT</text:span><text:span text:style-name="T3"> fk_gerer_admin </text:span><text:span text:style-name="T2">FOREIGN KEY</text:span><text:span text:style-name="T3">(id_admin) </text:span><text:span text:style-name="T2">REFERENCES</text:span><text:span text:style-name="T3"> Administrateurs(id),</text:span></text:p>
      <text:p text:style-name="P2">    <text:span text:style-name="T3">ADD </text:span><text:span text:style-name="T2">CONSTRAINT</text:span><text:span text:style-name="T3"> fk_gerer_table </text:span><text:span text:style-name="T2">FOREIGN KEY</text:span><text:span text:style-name="T3">(id_table) </text:span><text:span text:style-name="T2">REFERENCES</text:span><text:span text:style-name="T3"> Tables(id),</text:span></text:p>
      <text:p text:style-name="P2">    <text:span text:style-name="T3">ADD </text:span><text:span text:style-name="T2">CONSTRAINT</text:span><text:span text:style-name="T3"> pk_gerer </text:span><text:span text:style-name="T2">PRIMARY</text:span><text:span text:style-name="T3"> </text:span><text:span text:style-name="T2">KEY</text:span><text:span text:style-name="T3">(id_admin,id_table);</text:span></text:p>
      <text:p text:style-name="P4"/>
      <text:p text:style-name="P1"><text:span text:style-name="T1">ALTER</text:span> <text:span text:style-name="T1">TABLE</text:span> Creer </text:p>
      <text:p text:style-name="P2">    <text:span text:style-name="T3">ADD </text:span><text:span text:style-name="T2">CONSTRAINT</text:span><text:span text:style-name="T3"> fk_creer_admin </text:span><text:span text:style-name="T2">FOREIGN KEY</text:span><text:span text:style-name="T3">(id_admin) </text:span><text:span text:style-name="T2">REFERENCES</text:span><text:span text:style-name="T3"> Administrateurs(id),</text:span></text:p>
      <text:p text:style-name="P2">    <text:span text:style-name="T3">ADD </text:span><text:span text:style-name="T2">CONSTRAINT</text:span><text:span text:style-name="T3"> fk_creer_menus </text:span><text:span text:style-name="T2">FOREIGN KEY</text:span><text:span text:style-name="T3">(id_menu) </text:span><text:span text:style-name="T2">REFERENCES</text:span><text:span text:style-name="T3"> Menus(id),</text:span></text:p>
      <text:p text:style-name="P2">    <text:span text:style-name="T3">ADD </text:span><text:span text:style-name="T2">CONSTRAINT</text:span><text:span text:style-name="T3"> pk_creer </text:span><text:span text:style-name="T2">PRIMARY</text:span><text:span text:style-name="T3"> </text:span><text:span text:style-name="T2">KEY</text:span><text:span text:style-name="T3"> (id_admin,id_menu);</text:span></text:p>
      <text:p text:style-name="P4"/>
      <text:p text:style-name="P1"><text:span text:style-name="T1">ALTER</text:span> <text:span text:style-name="T1">TABLE</text:span> Lier </text:p>
      <text:p text:style-name="P2">    <text:span text:style-name="T3">ADD </text:span><text:span text:style-name="T2">CONSTRAINT</text:span><text:span text:style-name="T3"> fk_lier_table </text:span><text:span text:style-name="T2">FOREIGN KEY</text:span><text:span text:style-name="T3"> (id_table) </text:span><text:span text:style-name="T2">REFERENCES</text:span><text:span text:style-name="T3"> Tables(id),</text:span></text:p>
      <text:p text:style-name="P2">    <text:span text:style-name="T3">ADD </text:span><text:span text:style-name="T2">CONSTRAINT</text:span><text:span text:style-name="T3"> fk_lier_reservation </text:span><text:span text:style-name="T2">FOREIGN KEY</text:span><text:span text:style-name="T3"> (id_reservation) </text:span><text:span text:style-name="T2">REFERENCES</text:span><text:span text:style-name="T3"> Menus(id),</text:span></text:p>
      <text:p text:style-name="P2">    <text:span text:style-name="T3">ADD </text:span><text:span text:style-name="T2">CONSTRAINT</text:span><text:span text:style-name="T3"> pk_lier </text:span><text:span text:style-name="T2">PRIMARY</text:span><text:span text:style-name="T3"> </text:span><text:span text:style-name="T2">KEY</text:span><text:span text:style-name="T3"> (id_table,id_reservation);</text:span></text:p>
      <text:p text:style-name="P4"/>
      <text:p text:style-name="P1"><text:span text:style-name="T1">ALTER</text:span> <text:span text:style-name="T1">TABLE</text:span> Valider</text:p>
      <text:p text:style-name="P2">    <text:span text:style-name="T3">ADD </text:span><text:span text:style-name="T2">CONSTRAINT</text:span><text:span text:style-name="T3"> fk_valider_admin </text:span><text:span text:style-name="T2">FOREIGN KEY</text:span><text:span text:style-name="T3"> (id_admin) </text:span><text:span text:style-name="T2">REFERENCES</text:span><text:span text:style-name="T3"> Administrateurs(id),</text:span></text:p>
      <text:p text:style-name="P2">    <text:span text:style-name="T3">ADD </text:span><text:span text:style-name="T2">CONSTRAINT</text:span><text:span text:style-name="T3"> fk_valider_reservation </text:span><text:span text:style-name="T2">FOREIGN KEY</text:span><text:span text:style-name="T3"> (id_reservation) </text:span><text:span text:style-name="T2">REFERENCES</text:span><text:span text:style-name="T3"> Reservations(id),</text:span></text:p>
      <text:p text:style-name="P2">    <text:span text:style-name="T3">ADD </text:span><text:span text:style-name="T2">CONSTRAINT</text:span><text:span text:style-name="T3"> pk_valider </text:span><text:span text:style-name="T2">PRIMARY</text:span><text:span text:style-name="T3"> </text:span><text:span text:style-name="T2">KEY</text:span><text:span text:style-name="T3"> (id_admin,id_reservation);</text:span></text:p>
      <text:p text:style-name="P5"><text:line-break/><text:line-break/><text:lin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ack" svg:font-family="Hack, Consolas, 'Courier New', monospace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onsolas" fo:font-size="6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nsolas" fo:font-size="6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nsolas" fo:font-family="Consolas" style:font-family-generic="swiss" style:font-pitch="fixed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nsolas" fo:font-family="Consolas" style:font-family-generic="swiss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nsolas" fo:font-family="Consolas" style:font-family-generic="swiss" style:font-pitch="fixed" fo:font-size="12pt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00:41:43.252000000</meta:creation-date>
    <dc:date>2020-12-05T00:43:48.653000000</dc:date>
    <meta:editing-duration>PT2M5S</meta:editing-duration>
    <meta:editing-cycles>1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108" meta:word-count="396" meta:character-count="3832" meta:non-whitespace-character-count="3269"/>
  </office:meta>
</office:document-meta>
</file>